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856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2.969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5.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Hoja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row table:style-name="ro2">
          <table:table-cell office:value-type="string">
            <text:p>FRECUENCIA (Hz)</text:p>
          </table:table-cell>
          <table:table-cell office:value-type="string">
            <text:p>|V1| (V)</text:p>
          </table:table-cell>
          <table:table-cell office:value-type="string">
            <text:p>|Vab| (V)</text:p>
          </table:table-cell>
          <table:table-cell office:value-type="string">
            <text:p>Desfase(s)</text:p>
          </table:table-cell>
          <table:table-cell office:value-type="string">
            <text:p>Desfase(grados)</text:p>
          </table:table-cell>
          <table:table-cell office:value-type="string">
            <text:p>Ganancia |Av|</text:p>
          </table:table-cell>
          <table:table-cell office:value-type="string">
            <text:p>Ganancia(dB)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018">
            <text:p>0,018</text:p>
          </table:table-cell>
          <table:table-cell office:value-type="float" office:value="0.0002">
            <text:p>0,0002</text:p>
          </table:table-cell>
          <table:table-cell table:formula="of:=360*[.D2]*[.A2]" office:value-type="float" office:value="3.6">
            <text:p>3,6</text:p>
          </table:table-cell>
          <table:table-cell table:formula="of:=[.C2]/[.B2]" office:value-type="float" office:value="0.018">
            <text:p>0,018</text:p>
          </table:table-cell>
          <table:table-cell table:formula="of:=20*LOG10([.F2])" office:value-type="float" office:value="-34.8945498979339">
            <text:p>-34,8945498979</text:p>
          </table:table-cell>
          <table:table-cell/>
          <table:table-cell office:value-type="string">
            <text:p>Frec Resonancia (Hz)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0184">
            <text:p>0,0184</text:p>
          </table:table-cell>
          <table:table-cell office:value-type="float" office:value="0.0004">
            <text:p>0,0004</text:p>
          </table:table-cell>
          <table:table-cell table:formula="of:=360*[.D3]*[.A3]" office:value-type="float" office:value="11.52">
            <text:p>11,52</text:p>
          </table:table-cell>
          <table:table-cell table:formula="of:=[.C3]/[.B3]" office:value-type="float" office:value="0.0184">
            <text:p>0,0184</text:p>
          </table:table-cell>
          <table:table-cell table:formula="of:=20*LOG10([.F3])" office:value-type="float" office:value="-34.7036435398093">
            <text:p>-34,7036435398</text:p>
          </table:table-cell>
          <table:table-cell/>
          <table:table-cell office:value-type="float" office:value="5032.8">
            <text:p>5032,8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0184">
            <text:p>0,0184</text:p>
          </table:table-cell>
          <table:table-cell office:value-type="float" office:value="0.0004">
            <text:p>0,0004</text:p>
          </table:table-cell>
          <table:table-cell table:formula="of:=360*[.D4]*[.A4]" office:value-type="float" office:value="14.4">
            <text:p>14,4</text:p>
          </table:table-cell>
          <table:table-cell table:formula="of:=[.C4]/[.B4]" office:value-type="float" office:value="0.0184">
            <text:p>0,0184</text:p>
          </table:table-cell>
          <table:table-cell table:formula="of:=20*LOG10([.F4])" office:value-type="float" office:value="-34.7036435398093">
            <text:p>-34,7036435398</text:p>
          </table:table-cell>
          <table:table-cell table:number-columns-repeated="2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0.0202">
            <text:p>0,0202</text:p>
          </table:table-cell>
          <table:table-cell office:value-type="float" office:value="0.00032">
            <text:p>0,00032</text:p>
          </table:table-cell>
          <table:table-cell table:formula="of:=360*[.D5]*[.A5]" office:value-type="float" office:value="34.56">
            <text:p>34,56</text:p>
          </table:table-cell>
          <table:table-cell table:formula="of:=[.C5]/[.B5]" office:value-type="float" office:value="0.0202">
            <text:p>0,0202</text:p>
          </table:table-cell>
          <table:table-cell table:formula="of:=20*LOG10([.F5])" office:value-type="float" office:value="-33.8929726110675">
            <text:p>-33,8929726111</text:p>
          </table:table-cell>
          <table:table-cell/>
          <table:table-cell office:value-type="string">
            <text:p>Ganancia máxima a la Fres(V)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0.0234">
            <text:p>0,0234</text:p>
          </table:table-cell>
          <table:table-cell office:value-type="float" office:value="0.00022">
            <text:p>0,00022</text:p>
          </table:table-cell>
          <table:table-cell table:formula="of:=360*[.D6]*[.A6]" office:value-type="float" office:value="39.6">
            <text:p>39,6</text:p>
          </table:table-cell>
          <table:table-cell table:formula="of:=[.C6]/[.B6]" office:value-type="float" office:value="0.0234">
            <text:p>0,0234</text:p>
          </table:table-cell>
          <table:table-cell table:formula="of:=20*LOG10([.F6])" office:value-type="float" office:value="-32.6156828517971">
            <text:p>-32,6156828518</text:p>
          </table:table-cell>
          <table:table-cell/>
          <table:table-cell office:value-type="float" office:value="0.69">
            <text:p>0,69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 office:value-type="float" office:value="0.0282">
            <text:p>0,0282</text:p>
          </table:table-cell>
          <table:table-cell office:value-type="float" office:value="0.0002">
            <text:p>0,0002</text:p>
          </table:table-cell>
          <table:table-cell table:formula="of:=360*[.D7]*[.A7]" office:value-type="float" office:value="50.4">
            <text:p>50,4</text:p>
          </table:table-cell>
          <table:table-cell table:formula="of:=[.C7]/[.B7]" office:value-type="float" office:value="0.0282">
            <text:p>0,0282</text:p>
          </table:table-cell>
          <table:table-cell table:formula="of:=20*LOG10([.F7])" office:value-type="float" office:value="-30.9950178336128">
            <text:p>-30,9950178336</text:p>
          </table:table-cell>
          <table:table-cell table:number-columns-repeated="2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0356">
            <text:p>0,0356</text:p>
          </table:table-cell>
          <table:table-cell office:value-type="float" office:value="0.00016">
            <text:p>0,00016</text:p>
          </table:table-cell>
          <table:table-cell table:formula="of:=360*[.D8]*[.A8]" office:value-type="float" office:value="57.6">
            <text:p>57,6</text:p>
          </table:table-cell>
          <table:table-cell table:formula="of:=[.C8]/[.B8]" office:value-type="float" office:value="0.0356">
            <text:p>0,0356</text:p>
          </table:table-cell>
          <table:table-cell table:formula="of:=20*LOG10([.F8])" office:value-type="float" office:value="-28.9710000405425">
            <text:p>-28,9710000405</text:p>
          </table:table-cell>
          <table:table-cell/>
          <table:table-cell office:value-type="string">
            <text:p>Ganancia máxima a la Fres(dB)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0.07">
            <text:p>0,07</text:p>
          </table:table-cell>
          <table:table-cell office:value-type="float" office:value="0.0001">
            <text:p>0,0001</text:p>
          </table:table-cell>
          <table:table-cell table:formula="of:=360*[.D9]*[.A9]" office:value-type="float" office:value="72">
            <text:p>72</text:p>
          </table:table-cell>
          <table:table-cell table:formula="of:=[.C9]/[.B9]" office:value-type="float" office:value="0.07">
            <text:p>0,07</text:p>
          </table:table-cell>
          <table:table-cell table:formula="of:=20*LOG10([.F9])" office:value-type="float" office:value="-23.0980391997149">
            <text:p>-23,0980391997</text:p>
          </table:table-cell>
          <table:table-cell/>
          <table:table-cell office:value-type="float" office:value="-3.99">
            <text:p>-3,99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float" office:value="0.132">
            <text:p>0,132</text:p>
          </table:table-cell>
          <table:table-cell office:value-type="float" office:value="0.00034">
            <text:p>0,00034</text:p>
          </table:table-cell>
          <table:table-cell office:value-type="float" office:value="7.2">
            <text:p>7,2</text:p>
          </table:table-cell>
          <table:table-cell table:formula="of:=[.C10]/[.B10]" office:value-type="float" office:value="0.132">
            <text:p>0,132</text:p>
          </table:table-cell>
          <table:table-cell table:formula="of:=20*LOG10([.F10])" office:value-type="float" office:value="-17.588521375883">
            <text:p>-17,5885213759</text:p>
          </table:table-cell>
          <table:table-cell table:number-columns-repeated="2"/>
        </table:table-row>
        <table:table-row table:style-name="ro2">
          <table:table-cell office:value-type="float" office:value="4480">
            <text:p>4480</text:p>
          </table:table-cell>
          <table:table-cell office:value-type="float" office:value="1">
            <text:p>1</text:p>
          </table:table-cell>
          <table:table-cell office:value-type="float" office:value="0.451">
            <text:p>0,451</text:p>
          </table:table-cell>
          <table:table-cell office:value-type="float" office:value="0.0000032">
            <text:p>0,0000032</text:p>
          </table:table-cell>
          <table:table-cell table:formula="of:=360*[.D11]*[.A11]" office:value-type="float" office:value="5.16096">
            <text:p>5,16096</text:p>
          </table:table-cell>
          <table:table-cell office:value-type="float" office:value="0.451">
            <text:p>0,451</text:p>
          </table:table-cell>
          <table:table-cell table:formula="of:=20*LOG10([.F11])" office:value-type="float" office:value="-6.91646916244079">
            <text:p>-6,9164691624</text:p>
          </table:table-cell>
          <table:table-cell/>
          <table:table-cell office:value-type="string">
            <text:p>Ganancia en el corte(V)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0.61">
            <text:p>0,61</text:p>
          </table:table-cell>
          <table:table-cell office:value-type="float" office:value="0.000002">
            <text:p>0,000002</text:p>
          </table:table-cell>
          <table:table-cell table:formula="of:=360*[.D12]*[.A12]" office:value-type="float" office:value="3.6">
            <text:p>3,6</text:p>
          </table:table-cell>
          <table:table-cell table:formula="of:=[.C12]/[.B12]" office:value-type="float" office:value="0.61">
            <text:p>0,61</text:p>
          </table:table-cell>
          <table:table-cell table:formula="of:=20*LOG10([.F12])" office:value-type="float" office:value="-4.29340329978466">
            <text:p>-4,2934032998</text:p>
          </table:table-cell>
          <table:table-cell/>
          <table:table-cell office:value-type="float" office:value="0.4513">
            <text:p>0,4513</text:p>
          </table:table-cell>
        </table:table-row>
        <table:table-row table:style-name="ro2">
          <table:table-cell office:value-type="float" office:value="5520">
            <text:p>5520</text:p>
          </table:table-cell>
          <table:table-cell office:value-type="float" office:value="1">
            <text:p>1</text:p>
          </table:table-cell>
          <table:table-cell office:value-type="float" office:value="0.453">
            <text:p>0,453</text:p>
          </table:table-cell>
          <table:table-cell office:value-type="float" office:value="-0.0000035">
            <text:p>-0,0000035</text:p>
          </table:table-cell>
          <table:table-cell table:formula="of:=360*[.D13]*[.A13]" office:value-type="float" office:value="-6.9552">
            <text:p>-6,9552</text:p>
          </table:table-cell>
          <table:table-cell office:value-type="float" office:value="0.453">
            <text:p>0,453</text:p>
          </table:table-cell>
          <table:table-cell table:formula="of:=20*LOG10([.F13])" office:value-type="float" office:value="-6.87803595974336">
            <text:p>-6,8780359597</text:p>
          </table:table-cell>
          <table:table-cell table:number-columns-repeated="2"/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1">
            <text:p>1</text:p>
          </table:table-cell>
          <table:table-cell office:value-type="float" office:value="0.216">
            <text:p>0,216</text:p>
          </table:table-cell>
          <table:table-cell table:style-name="ce1" office:value-type="float" office:value="-0.000028">
            <text:p>-0,000028</text:p>
          </table:table-cell>
          <table:table-cell table:formula="of:=360*[.D14]*[.A14]" office:value-type="float" office:value="-70.56">
            <text:p>-70,56</text:p>
          </table:table-cell>
          <table:table-cell table:formula="of:=[.C14]/[.B14]" office:value-type="float" office:value="0.216">
            <text:p>0,216</text:p>
          </table:table-cell>
          <table:table-cell table:formula="of:=20*LOG10([.F14])" office:value-type="float" office:value="-13.3109249769814">
            <text:p>-13,310924977</text:p>
          </table:table-cell>
          <table:table-cell/>
          <table:table-cell office:value-type="string">
            <text:p>Ganancia en el corte(dB)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-0.000024">
            <text:p>-0,000024</text:p>
          </table:table-cell>
          <table:table-cell table:formula="of:=360*[.D15]*[.A15]" office:value-type="float" office:value="-86.4">
            <text:p>-86,4</text:p>
          </table:table-cell>
          <table:table-cell table:formula="of:=[.C15]/[.B15]" office:value-type="float" office:value="0.1">
            <text:p>0,1</text:p>
          </table:table-cell>
          <table:table-cell table:formula="of:=20*LOG10([.F15])" office:value-type="float" office:value="-20">
            <text:p>-20</text:p>
          </table:table-cell>
          <table:table-cell/>
          <table:table-cell office:value-type="float" office:value="-6.99">
            <text:p>-6,99</text:p>
          </table:table-cell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1">
            <text:p>1</text:p>
          </table:table-cell>
          <table:table-cell office:value-type="float" office:value="0.04">
            <text:p>0,04</text:p>
          </table:table-cell>
          <table:table-cell office:value-type="float" office:value="-0.000012">
            <text:p>-0,000012</text:p>
          </table:table-cell>
          <table:table-cell table:formula="of:=360*[.D16]*[.A16]" office:value-type="float" office:value="-86.4">
            <text:p>-86,4</text:p>
          </table:table-cell>
          <table:table-cell table:formula="of:=[.C16]/[.B16]" office:value-type="float" office:value="0.04">
            <text:p>0,04</text:p>
          </table:table-cell>
          <table:table-cell table:formula="of:=20*LOG10([.F16])" office:value-type="float" office:value="-27.9588001734407">
            <text:p>-27,9588001734</text:p>
          </table:table-cell>
          <table:table-cell table:number-columns-repeated="2"/>
        </table:table-row>
        <table:table-row table:style-name="ro2">
          <table:table-cell office:value-type="float" office:value="40000">
            <text:p>40000</text:p>
          </table:table-cell>
          <table:table-cell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-0.000006">
            <text:p>-0,000006</text:p>
          </table:table-cell>
          <table:table-cell table:formula="of:=360*[.D17]*[.A17]" office:value-type="float" office:value="-86.4">
            <text:p>-86,4</text:p>
          </table:table-cell>
          <table:table-cell table:formula="of:=[.C17]/[.B17]" office:value-type="float" office:value="0.02">
            <text:p>0,02</text:p>
          </table:table-cell>
          <table:table-cell table:formula="of:=20*LOG10([.F17])" office:value-type="float" office:value="-33.9794000867204">
            <text:p>-33,9794000867</text:p>
          </table:table-cell>
          <table:table-cell/>
          <table:table-cell office:value-type="string">
            <text:p>Frec baja de corte(Hz) aprox.</text:p>
          </table:table-cell>
        </table:table-row>
        <table:table-row table:style-name="ro2">
          <table:table-cell office:value-type="float" office:value="60000">
            <text:p>60000</text:p>
          </table:table-cell>
          <table:table-cell office:value-type="float" office:value="1">
            <text:p>1</text:p>
          </table:table-cell>
          <table:table-cell office:value-type="float" office:value="0.014">
            <text:p>0,014</text:p>
          </table:table-cell>
          <table:table-cell office:value-type="float" office:value="-0.000004">
            <text:p>-0,000004</text:p>
          </table:table-cell>
          <table:table-cell table:formula="of:=360*[.D18]*[.A18]" office:value-type="float" office:value="-86.4">
            <text:p>-86,4</text:p>
          </table:table-cell>
          <table:table-cell table:formula="of:=[.C18]/[.B18]" office:value-type="float" office:value="0.014">
            <text:p>0,014</text:p>
          </table:table-cell>
          <table:table-cell table:formula="of:=20*LOG10([.F18])" office:value-type="float" office:value="-37.0774392864352">
            <text:p>-37,0774392864</text:p>
          </table:table-cell>
          <table:table-cell/>
          <table:table-cell office:value-type="float" office:value="4480">
            <text:p>4480</text:p>
          </table:table-cell>
        </table:table-row>
        <table:table-row table:style-name="ro2">
          <table:table-cell office:value-type="float" office:value="80000">
            <text:p>80000</text:p>
          </table:table-cell>
          <table:table-cell office:value-type="float" office:value="1">
            <text:p>1</text:p>
          </table:table-cell>
          <table:table-cell office:value-type="float" office:value="0.011">
            <text:p>0,011</text:p>
          </table:table-cell>
          <table:table-cell office:value-type="float" office:value="-0.0000032">
            <text:p>-0,0000032</text:p>
          </table:table-cell>
          <table:table-cell table:formula="of:=360*[.D19]*[.A19]" office:value-type="float" office:value="-92.16">
            <text:p>-92,16</text:p>
          </table:table-cell>
          <table:table-cell table:formula="of:=[.C19]/[.B19]" office:value-type="float" office:value="0.011">
            <text:p>0,011</text:p>
          </table:table-cell>
          <table:table-cell table:formula="of:=20*LOG10([.F19])" office:value-type="float" office:value="-39.1721462968355">
            <text:p>-39,1721462968</text:p>
          </table:table-cell>
          <table:table-cell table:number-columns-repeated="2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1">
            <text:p>1</text:p>
          </table:table-cell>
          <table:table-cell office:value-type="float" office:value="0.0085">
            <text:p>0,0085</text:p>
          </table:table-cell>
          <table:table-cell office:value-type="float" office:value="-0.0000026">
            <text:p>-0,0000026</text:p>
          </table:table-cell>
          <table:table-cell table:formula="of:=360*[.D20]*[.A20]" office:value-type="float" office:value="-93.6">
            <text:p>-93,6</text:p>
          </table:table-cell>
          <table:table-cell table:formula="of:=[.C20]/[.B20]" office:value-type="float" office:value="0.0085">
            <text:p>0,0085</text:p>
          </table:table-cell>
          <table:table-cell table:formula="of:=20*LOG10([.F20])" office:value-type="float" office:value="-41.4116214857141">
            <text:p>-41,4116214857</text:p>
          </table:table-cell>
          <table:table-cell/>
          <table:table-cell office:value-type="string">
            <text:p>Frec alta de corte(Hz) aprox.</text:p>
          </table:table-cell>
        </table:table-row>
        <table:table-row table:style-name="ro2"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  <table:table-cell office:value-type="float" office:value="0.005">
            <text:p>0,005</text:p>
          </table:table-cell>
          <table:table-cell office:value-type="float" office:value="-0.00000124">
            <text:p>-0,00000124</text:p>
          </table:table-cell>
          <table:table-cell table:formula="of:=360*[.D21]*[.A21]" office:value-type="float" office:value="-89.28">
            <text:p>-89,28</text:p>
          </table:table-cell>
          <table:table-cell table:formula="of:=[.C21]/[.B21]" office:value-type="float" office:value="0.005">
            <text:p>0,005</text:p>
          </table:table-cell>
          <table:table-cell table:formula="of:=20*LOG10([.F21])" office:value-type="float" office:value="-46.0205999132796">
            <text:p>-46,0205999133</text:p>
          </table:table-cell>
          <table:table-cell/>
          <table:table-cell office:value-type="float" office:value="5520">
            <text:p>5520</text:p>
          </table:table-cell>
        </table:table-row>
        <table:table-row table:style-name="ro2">
          <table:table-cell office:value-type="float" office:value="300000">
            <text:p>300000</text:p>
          </table:table-cell>
          <table:table-cell office:value-type="float" office:value="1">
            <text:p>1</text:p>
          </table:table-cell>
          <table:table-cell office:value-type="float" office:value="0.0032">
            <text:p>0,0032</text:p>
          </table:table-cell>
          <table:table-cell office:value-type="float" office:value="-0.00000084">
            <text:p>-0,00000084</text:p>
          </table:table-cell>
          <table:table-cell table:formula="of:=360*[.D22]*[.A22]" office:value-type="float" office:value="-90.72">
            <text:p>-90,72</text:p>
          </table:table-cell>
          <table:table-cell table:formula="of:=[.C22]/[.B22]" office:value-type="float" office:value="0.0032">
            <text:p>0,0032</text:p>
          </table:table-cell>
          <table:table-cell table:formula="of:=20*LOG10([.F22])" office:value-type="float" office:value="-49.8970004336019">
            <text:p>-49,8970004336</text:p>
          </table:table-cell>
          <table:table-cell table:number-columns-repeated="2"/>
        </table:table-row>
        <table:table-row table:style-name="ro2">
          <table:table-cell office:value-type="float" office:value="500000">
            <text:p>500000</text:p>
          </table:table-cell>
          <table:table-cell office:value-type="float" office:value="1">
            <text:p>1</text:p>
          </table:table-cell>
          <table:table-cell office:value-type="float" office:value="0.002">
            <text:p>0,002</text:p>
          </table:table-cell>
          <table:table-cell office:value-type="float" office:value="-0.0000005">
            <text:p>-0,0000005</text:p>
          </table:table-cell>
          <table:table-cell table:formula="of:=360*[.D23]*[.A23]" office:value-type="float" office:value="-90">
            <text:p>-90</text:p>
          </table:table-cell>
          <table:table-cell table:formula="of:=[.C23]/[.B23]" office:value-type="float" office:value="0.002">
            <text:p>0,002</text:p>
          </table:table-cell>
          <table:table-cell table:formula="of:=20*LOG10([.F23])" office:value-type="float" office:value="-53.9794000867204">
            <text:p>-53,9794000867</text:p>
          </table:table-cell>
          <table:table-cell/>
          <table:table-cell office:value-type="string">
            <text:p>Ancho de banda (Hz) aprox.</text:p>
          </table:table-cell>
        </table:table-row>
        <table:table-row table:style-name="ro2">
          <table:table-cell table:number-columns-repeated="8"/>
          <table:table-cell office:value-type="string">
            <text:p>5520-4480 = 1040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3">
          <table:table-cell office:value-type="string">
            <text:p>FRECUENCIA (Hz)</text:p>
          </table:table-cell>
          <table:table-cell office:value-type="string">
            <text:p>K</text:p>
          </table:table-cell>
          <table:table-cell office:value-type="string">
            <text:p>|Vab| (V)</text:p>
          </table:table-cell>
          <table:table-cell office:value-type="string">
            <text:p>[4/(pi*k)] * |Av|máx</text:p>
          </table:table-cell>
          <table:table-cell table:number-columns-repeated="5"/>
        </table:table-row>
        <table:table-row table:style-name="ro2">
          <table:table-cell office:value-type="float" office:value="5032.7">
            <text:p>5032,7</text:p>
          </table:table-cell>
          <table:table-cell office:value-type="float" office:value="1">
            <text:p>1</text:p>
          </table:table-cell>
          <table:table-cell office:value-type="float" office:value="0.69">
            <text:p>0,69</text:p>
          </table:table-cell>
          <table:table-cell office:value-type="float" office:value="0.8785">
            <text:p>0,8785</text:p>
          </table:table-cell>
          <table:table-cell table:number-columns-repeated="5"/>
        </table:table-row>
        <table:table-row table:style-name="ro2">
          <table:table-cell office:value-type="float" office:value="1677.57">
            <text:p>1677,57</text:p>
          </table:table-cell>
          <table:table-cell office:value-type="float" office:value="3">
            <text:p>3</text:p>
          </table:table-cell>
          <table:table-cell office:value-type="float" office:value="0.36">
            <text:p>0,36</text:p>
          </table:table-cell>
          <table:table-cell office:value-type="float" office:value="0.2931">
            <text:p>0,2931</text:p>
          </table:table-cell>
          <table:table-cell table:number-columns-repeated="5"/>
        </table:table-row>
        <table:table-row table:style-name="ro2">
          <table:table-cell office:value-type="float" office:value="1006.54">
            <text:p>1006,54</text:p>
          </table:table-cell>
          <table:table-cell office:value-type="float" office:value="5">
            <text:p>5</text:p>
          </table:table-cell>
          <table:table-cell office:value-type="float" office:value="0.3">
            <text:p>0,3</text:p>
          </table:table-cell>
          <table:table-cell office:value-type="float" office:value="0.1757">
            <text:p>0,1757</text:p>
          </table:table-cell>
          <table:table-cell table:number-columns-repeated="5"/>
        </table:table-row>
        <table:table-row table:style-name="ro2">
          <table:table-cell office:value-type="float" office:value="718.96">
            <text:p>718,96</text:p>
          </table:table-cell>
          <table:table-cell office:value-type="float" office:value="7">
            <text:p>7</text:p>
          </table:table-cell>
          <table:table-cell office:value-type="float" office:value="0.23">
            <text:p>0,23</text:p>
          </table:table-cell>
          <table:table-cell office:value-type="float" office:value="0.1255">
            <text:p>0,1255</text:p>
          </table:table-cell>
          <table:table-cell table:number-columns-repeated="5"/>
        </table:table-row>
        <table:table-row table:style-name="ro2">
          <table:table-cell office:value-type="float" office:value="559.19">
            <text:p>559,19</text:p>
          </table:table-cell>
          <table:table-cell office:value-type="float" office:value="9">
            <text:p>9</text:p>
          </table:table-cell>
          <table:table-cell office:value-type="float" office:value="0.22">
            <text:p>0,22</text:p>
          </table:table-cell>
          <table:table-cell office:value-type="float" office:value="0.9762">
            <text:p>0,9762</text:p>
          </table:table-cell>
          <table:table-cell table:number-columns-repeated="5"/>
        </table:table-row>
        <table:table-row table:style-name="ro2">
          <table:table-cell office:value-type="float" office:value="457.52">
            <text:p>457,52</text:p>
          </table:table-cell>
          <table:table-cell office:value-type="float" office:value="11">
            <text:p>11</text:p>
          </table:table-cell>
          <table:table-cell office:value-type="float" office:value="0.21">
            <text:p>0,21</text:p>
          </table:table-cell>
          <table:table-cell office:value-type="float" office:value="0.0799">
            <text:p>0,0799</text:p>
          </table:table-cell>
          <table:table-cell table:number-columns-repeated="5"/>
        </table:table-row>
        <table:table-row table:style-name="ro2">
          <table:table-cell office:value-type="float" office:value="387.13">
            <text:p>387,13</text:p>
          </table:table-cell>
          <table:table-cell office:value-type="float" office:value="13">
            <text:p>13</text:p>
          </table:table-cell>
          <table:table-cell office:value-type="float" office:value="0.21">
            <text:p>0,21</text:p>
          </table:table-cell>
          <table:table-cell office:value-type="float" office:value="0.0676">
            <text:p>0,0676</text:p>
          </table:table-cell>
          <table:table-cell table:number-columns-repeated="5"/>
        </table:table-row>
      </table:table>
      <table:table table:name="Hoja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11/11/2017</text:date>, <text:time>12:4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Santorum</meta:initial-creator>
    <meta:creation-date>2017-11-08T18:51:34.08</meta:creation-date>
    <dc:date>2017-11-11T12:40:00.94</dc:date>
    <dc:creator>Alejandro Santorum</dc:creator>
    <meta:editing-duration>PT1H18M25S</meta:editing-duration>
    <meta:editing-cycles>7</meta:editing-cycles>
    <meta:generator>OpenOffice/4.1.3$Win32 OpenOffice.org_project/413m1$Build-9783</meta:generator>
    <meta:document-statistic meta:table-count="3" meta:cell-count="209" meta:object-count="0"/>
  </office:meta>
</office:document-meta>
</file>